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b7205" officeooo:paragraph-rsid="005829fc"/>
    </style:style>
    <style:style style:name="P12" style:family="paragraph" style:parent-style-name="Table_20_Contents">
      <style:text-properties officeooo:rsid="001b7205" officeooo:paragraph-rsid="00590921"/>
    </style:style>
    <style:style style:name="P13" style:family="paragraph" style:parent-style-name="Table_20_Contents">
      <style:text-properties officeooo:rsid="001c2620" officeooo:paragraph-rsid="001c2620"/>
    </style:style>
    <style:style style:name="P14" style:family="paragraph" style:parent-style-name="Table_20_Contents">
      <style:text-properties officeooo:paragraph-rsid="00132996"/>
    </style:style>
    <style:style style:name="P15" style:family="paragraph" style:parent-style-name="Text_20_body">
      <style:paragraph-properties fo:text-align="center" style:justify-single-word="false"/>
      <style:text-properties officeooo:paragraph-rsid="00246b53"/>
    </style:style>
    <style:style style:name="P16" style:family="paragraph" style:parent-style-name="Table_20_Contents">
      <style:text-properties officeooo:paragraph-rsid="002e1f4c"/>
    </style:style>
    <style:style style:name="P17" style:family="paragraph" style:parent-style-name="Table_20_Contents">
      <style:text-properties officeooo:paragraph-rsid="002e2d3e"/>
    </style:style>
    <style:style style:name="P18" style:family="paragraph" style:parent-style-name="Table_20_Contents">
      <style:text-properties officeooo:paragraph-rsid="0032694d"/>
    </style:style>
    <style:style style:name="P19" style:family="paragraph" style:parent-style-name="Table_20_Contents">
      <style:text-properties officeooo:paragraph-rsid="002697ab"/>
    </style:style>
    <style:style style:name="P20" style:family="paragraph" style:parent-style-name="Table_20_Contents">
      <style:text-properties officeooo:paragraph-rsid="006201e7"/>
    </style:style>
    <style:style style:name="P21" style:family="paragraph" style:parent-style-name="Table_20_Contents">
      <style:text-properties officeooo:paragraph-rsid="001ebcb1"/>
    </style:style>
    <style:style style:name="P22" style:family="paragraph" style:parent-style-name="Table_20_Contents">
      <style:text-properties officeooo:paragraph-rsid="00622a17"/>
    </style:style>
    <style:style style:name="P23" style:family="paragraph" style:parent-style-name="Table_20_Contents">
      <style:text-properties officeooo:paragraph-rsid="006584b6"/>
    </style:style>
    <style:style style:name="P24" style:family="paragraph" style:parent-style-name="Table_20_Contents">
      <style:text-properties officeooo:rsid="001b7205" officeooo:paragraph-rsid="0065e341"/>
    </style:style>
    <style:style style:name="P25" style:family="paragraph" style:parent-style-name="Table_20_Contents">
      <style:text-properties officeooo:rsid="001b7205" officeooo:paragraph-rsid="00673e15"/>
    </style:style>
    <style:style style:name="P26" style:family="paragraph" style:parent-style-name="Table_20_Contents">
      <style:text-properties officeooo:paragraph-rsid="00673e1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8e06" style:font-weight-asian="bold" style:font-weight-complex="bold"/>
    </style:style>
    <style:style style:name="T4" style:family="text">
      <style:text-properties fo:font-weight="bold" officeooo:rsid="0051be0c" style:font-weight-asian="bold" style:font-weight-complex="bold"/>
    </style:style>
    <style:style style:name="T5" style:family="text">
      <style:text-properties fo:font-size="12pt" officeooo:rsid="00246b53" style:font-size-asian="12pt" style:font-size-complex="12pt"/>
    </style:style>
    <style:style style:name="T6" style:family="text">
      <style:text-properties fo:font-size="12pt" officeooo:rsid="005cba64" style:font-size-asian="12pt" style:font-size-complex="12pt"/>
    </style:style>
    <style:style style:name="T7" style:family="text">
      <style:text-properties fo:font-size="12pt" officeooo:rsid="00673e15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officeooo:rsid="001b7205"/>
    </style:style>
    <style:style style:name="T10" style:family="text">
      <style:text-properties officeooo:rsid="001c2620"/>
    </style:style>
    <style:style style:name="T11" style:family="text">
      <style:text-properties officeooo:rsid="001ebcb1"/>
    </style:style>
    <style:style style:name="T12" style:family="text">
      <style:text-properties officeooo:rsid="001ef92c"/>
    </style:style>
    <style:style style:name="T13" style:family="text">
      <style:text-properties officeooo:rsid="00246b53"/>
    </style:style>
    <style:style style:name="T14" style:family="text">
      <style:text-properties officeooo:rsid="002697ab"/>
    </style:style>
    <style:style style:name="T15" style:family="text">
      <style:text-properties officeooo:rsid="0028633e"/>
    </style:style>
    <style:style style:name="T16" style:family="text">
      <style:text-properties fo:font-size="14pt" officeooo:rsid="001b7205" style:font-size-asian="14pt" style:font-size-complex="14pt"/>
    </style:style>
    <style:style style:name="T17" style:family="text">
      <style:text-properties fo:font-size="14pt" officeooo:rsid="00079aa8" style:font-size-asian="14pt" style:font-size-complex="14pt"/>
    </style:style>
    <style:style style:name="T18" style:family="text">
      <style:text-properties fo:font-size="14pt" officeooo:rsid="002dad21" style:font-size-asian="14pt" style:font-size-complex="14pt"/>
    </style:style>
    <style:style style:name="T19" style:family="text">
      <style:text-properties fo:font-size="14pt" officeooo:rsid="003da85c" style:font-size-asian="14pt" style:font-size-complex="14pt"/>
    </style:style>
    <style:style style:name="T20" style:family="text">
      <style:text-properties fo:font-size="14pt" officeooo:rsid="00518e06" style:font-size-asian="14pt" style:font-size-complex="14pt"/>
    </style:style>
    <style:style style:name="T21" style:family="text">
      <style:text-properties fo:font-size="14pt" officeooo:rsid="005c5823" style:font-size-asian="14pt" style:font-size-complex="14pt"/>
    </style:style>
    <style:style style:name="T22" style:family="text">
      <style:text-properties fo:font-size="14pt" officeooo:rsid="005cba64" style:font-size-asian="14pt" style:font-size-complex="14pt"/>
    </style:style>
    <style:style style:name="T23" style:family="text">
      <style:text-properties fo:font-size="14pt" officeooo:rsid="006584b6" style:font-size-asian="14pt" style:font-size-complex="14pt"/>
    </style:style>
    <style:style style:name="T24" style:family="text">
      <style:text-properties fo:font-size="14pt" officeooo:rsid="00673e15" style:font-size-asian="14pt" style:font-size-complex="14pt"/>
    </style:style>
    <style:style style:name="T25" style:family="text">
      <style:text-properties officeooo:rsid="002aee4a"/>
    </style:style>
    <style:style style:name="T26" style:family="text">
      <style:text-properties officeooo:rsid="002e1f4c"/>
    </style:style>
    <style:style style:name="T27" style:family="text">
      <style:text-properties officeooo:rsid="002e2d3e"/>
    </style:style>
    <style:style style:name="T28" style:family="text">
      <style:text-properties officeooo:rsid="002faa2e"/>
    </style:style>
    <style:style style:name="T29" style:family="text">
      <style:text-properties officeooo:rsid="0036e770"/>
    </style:style>
    <style:style style:name="T30" style:family="text">
      <style:text-properties officeooo:rsid="003e1a02"/>
    </style:style>
    <style:style style:name="T31" style:family="text">
      <style:text-properties officeooo:rsid="003fb077"/>
    </style:style>
    <style:style style:name="T32" style:family="text">
      <style:text-properties officeooo:rsid="003fbfb4"/>
    </style:style>
    <style:style style:name="T33" style:family="text">
      <style:text-properties officeooo:rsid="0041ae76"/>
    </style:style>
    <style:style style:name="T34" style:family="text">
      <style:text-properties officeooo:rsid="00458d80"/>
    </style:style>
    <style:style style:name="T35" style:family="text">
      <style:text-properties officeooo:rsid="0048b904"/>
    </style:style>
    <style:style style:name="T36" style:family="text">
      <style:text-properties officeooo:rsid="00490e7b"/>
    </style:style>
    <style:style style:name="T37" style:family="text">
      <style:text-properties officeooo:rsid="004a8b6f"/>
    </style:style>
    <style:style style:name="T38" style:family="text">
      <style:text-properties officeooo:rsid="00518e06"/>
    </style:style>
    <style:style style:name="T39" style:family="text">
      <style:text-properties officeooo:rsid="0051be0c"/>
    </style:style>
    <style:style style:name="T40" style:family="text">
      <style:text-properties officeooo:rsid="0052ee04"/>
    </style:style>
    <style:style style:name="T41" style:family="text">
      <style:text-properties officeooo:rsid="0053515e"/>
    </style:style>
    <style:style style:name="T42" style:family="text">
      <style:text-properties officeooo:rsid="00590921"/>
    </style:style>
    <style:style style:name="T43" style:family="text">
      <style:text-properties officeooo:rsid="005e4a54"/>
    </style:style>
    <style:style style:name="T44" style:family="text">
      <style:text-properties officeooo:rsid="00604018"/>
    </style:style>
    <style:style style:name="T45" style:family="text">
      <style:text-properties officeooo:rsid="0061166d"/>
    </style:style>
    <style:style style:name="T46" style:family="text">
      <style:text-properties officeooo:rsid="006201e7"/>
    </style:style>
    <style:style style:name="T47" style:family="text">
      <style:text-properties officeooo:rsid="00622a17"/>
    </style:style>
    <style:style style:name="T48" style:family="text">
      <style:text-properties officeooo:rsid="0063e451"/>
    </style:style>
    <style:style style:name="T49" style:family="text">
      <style:text-properties officeooo:rsid="00640abd"/>
    </style:style>
    <style:style style:name="T50" style:family="text">
      <style:text-properties officeooo:rsid="0064561d"/>
    </style:style>
    <style:style style:name="T51" style:family="text">
      <style:text-properties officeooo:rsid="006584b6"/>
    </style:style>
    <style:style style:name="T52" style:family="text">
      <style:text-properties officeooo:rsid="0065e341"/>
    </style:style>
    <style:style style:name="T53" style:family="text">
      <style:text-properties officeooo:rsid="00673e15"/>
    </style:style>
    <style:style style:name="T54" style:family="text">
      <style:text-properties officeooo:rsid="00687820"/>
    </style:style>
    <style:style style:name="T55" style:family="text">
      <style:text-properties officeooo:rsid="00690144"/>
    </style:style>
    <style:style style:name="T5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38">3</text:span></text:p>
      <text:p text:style-name="P2"><text:span text:style-name="T1">Materia: <text:tab/><text:tab/></text:span><text:span text:style-name="T3">Ingl</text:span><text:span text:style-name="T4">é</text:span><text:span text:style-name="T3">s <text:s/>IX/X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38">9</text:span>A. <text:span text:style-name="T38">9B, 9C, 10A</text:span></text:p>
      <text:p text:style-name="Standard"/>
      <text:p text:style-name="P15"><text:span text:style-name="Strong_20_Emphasis"><text:span text:style-name="T23">3</text:span></text:span><text:span text:style-name="Strong_20_Emphasis"><text:span text:style-name="T20">P </text:span></text:span><text:span text:style-name="Strong_20_Emphasis"><text:span text:style-name="T16">Exa</text:span></text:span><text:span text:style-name="Strong_20_Emphasis"><text:span text:style-name="T19">m</text:span></text:span><text:span text:style-name="Strong_20_Emphasis"><text:span text:style-name="T17"> </text:span></text:span><text:span text:style-name="Strong_20_Emphasis"><text:span text:style-name="T18">[Factor = </text:span></text:span><text:span text:style-name="Strong_20_Emphasis"><text:span text:style-name="T21">0</text:span></text:span><text:span text:style-name="Strong_20_Emphasis"><text:span text:style-name="T20">.</text:span></text:span><text:span text:style-name="Strong_20_Emphasis"><text:span text:style-name="T24">4167</text:span></text:span><text:span text:style-name="Strong_20_Emphasis"><text:span text:style-name="T18">]</text:span></text:span></text:p>
      <text:p text:style-name="P15"><text:span text:style-name="Strong_20_Emphasis"><text:span text:style-name="T5">Three (3) points awarded per subtask; subtasks evaluated on a scale of 0.0-1.0; </text:span></text:span><text:span text:style-name="Strong_20_Emphasis"><text:span text:style-name="T7">2</text:span></text:span><text:span text:style-name="Strong_20_Emphasis"><text:span text:style-name="T6">4 </text:span></text:span><text:span text:style-name="Strong_20_Emphasis"><text:span text:style-name="T5"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3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3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3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9">Task 1 </text:span></text:span><text:span text:style-name="Strong_20_Emphasis"><text:span text:style-name="T29">(</text:span></text:span><text:span text:style-name="Strong_20_Emphasis"><text:span text:style-name="T51">6</text:span></text:span><text:span text:style-name="Strong_20_Emphasis"><text:span text:style-name="T29"> pts)</text:span></text:span></text:p>
                  <text:p text:style-name="P23"><text:span text:style-name="Strong_20_Emphasis"><text:span text:style-name="T54">Basis for </text:span></text:span><text:span text:style-name="Strong_20_Emphasis"><text:span text:style-name="T51">AI</text:span></text:span></text:p>
                  <text:p text:style-name="P16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9"><text:span text:style-name="T31">R</text:span><text:span text:style-name="T11">esponse </text:span><text:span text:style-name="T10">provided: </text:span><text:span text:style-name="T11">a</text:span><text:span text:style-name="T30">) </text:span><text:span text:style-name="T51">why LLMs are named as such</text:span><text:span text:style-name="T33">; </text:span><text:span text:style-name="T43">b) </text:span><text:span text:style-name="T55">describe </text:span><text:span text:style-name="T43">a perceptron </text:span><text:span text:style-name="T51">and how it functions</text:span><text:span text:style-name="T43">; c) </text:span><text:span text:style-name="T51">what </text:span><text:span text:style-name="T55">do </text:span><text:span text:style-name="T43">LLMs actually do: </text:span><text:span text:style-name="T30">answers are </text:span><text:span text:style-name="T28">highly accurate </text:span><text:span text:style-name="T39">and supported</text:span></text:p>
                  <text:p text:style-name="P10"/>
                </table:table-cell>
                <table:table-cell table:style-name="Table1.A1" office:value-type="string">
                  <text:p text:style-name="P6"><text:span text:style-name="T26">T</text:span><text:span text:style-name="T10">he a</text:span>ccount provide<text:span text:style-name="T10">s</text:span> complete information; <text:span text:style-name="T10">statements are complete, logical </text:span><text:span text:style-name="T25">and well-formed</text:span></text:p>
                </table:table-cell>
                <table:table-cell table:style-name="Table1.A1" office:value-type="string">
                  <text:p text:style-name="P13"><text:span text:style-name="T27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1"><text:span text:style-name="Strong_20_Emphasis"><text:span text:style-name="T11">Task 2 </text:span></text:span><text:span text:style-name="Strong_20_Emphasis"><text:span text:style-name="T29">(</text:span></text:span><text:span text:style-name="Strong_20_Emphasis"><text:span text:style-name="T52">9</text:span></text:span><text:span text:style-name="Strong_20_Emphasis"><text:span text:style-name="T29"> pts)</text:span></text:span></text:p>
                  <text:p text:style-name="P26"><text:span text:style-name="Strong_20_Emphasis"><text:span text:style-name="T53">Machine-Based</text:span></text:span></text:p>
                  <text:p text:style-name="P26"><text:span text:style-name="Strong_20_Emphasis"><text:span text:style-name="T53">Translation</text:span></text:span></text:p>
                  <text:p text:style-name="P17"><text:span text:style-name="Strong_20_Emphasis"/></text:p>
                </table:table-cell>
                <table:table-cell table:style-name="Table1.A1" office:value-type="string">
                  <text:p text:style-name="P24"><text:span text:style-name="T31">R</text:span><text:span text:style-name="T11">esponse </text:span><text:span text:style-name="T10">provided: </text:span><text:span text:style-name="T11">a</text:span><text:span text:style-name="T30">) </text:span><text:span text:style-name="T55">define </text:span><text:span text:style-name="T30">the nature of an API and the nature of </text:span><text:span text:style-name="T44">Python;</text:span><text:span text:style-name="T40"> </text:span><text:span text:style-name="T52">b) </text:span><text:span text:style-name="T55">explain </text:span><text:span text:style-name="T52">the concept of prompt engineering; c) explain BLEU or METEOR as metric for machine translation evaluation; </text:span><text:span text:style-name="T30">answers are </text:span><text:span text:style-name="T28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6">T</text:span><text:span text:style-name="T10">he a</text:span>ccount provide<text:span text:style-name="T10">s</text:span> complete information; <text:span text:style-name="T10">statements are complete, logical </text:span><text:span text:style-name="T25">and well-formed</text:span></text:p>
                </table:table-cell>
                <table:table-cell table:style-name="Table1.A1" office:value-type="string">
                  <text:p text:style-name="P13"><text:span text:style-name="T27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4"><text:span text:style-name="Strong_20_Emphasis"><text:span text:style-name="T8">T</text:span></text:span><text:span text:style-name="Strong_20_Emphasis"><text:span text:style-name="T12">ask 3 </text:span></text:span><text:span text:style-name="Strong_20_Emphasis"><text:span text:style-name="T29">(</text:span></text:span><text:span text:style-name="Strong_20_Emphasis"><text:span text:style-name="T41">9</text:span></text:span><text:span text:style-name="Strong_20_Emphasis"><text:span text:style-name="T29"> pts)</text:span></text:span></text:p>
                  <text:p text:style-name="P26"><text:span text:style-name="Strong_20_Emphasis"><text:span text:style-name="T53">Moral and Ethical</text:span></text:span></text:p>
                  <text:p text:style-name="P26"><text:span text:style-name="Strong_20_Emphasis"><text:span text:style-name="T53">Dilemmas with AI</text:span></text:span></text:p>
                </table:table-cell>
                <table:table-cell table:style-name="Table1.A1" office:value-type="string">
                  <text:p text:style-name="P25"><text:span text:style-name="T31">R</text:span><text:span text:style-name="T11">esponse </text:span><text:span text:style-name="T10">provided: </text:span><text:span text:style-name="T11">a</text:span><text:span text:style-name="T30">) </text:span><text:span text:style-name="T53">explain the </text:span><text:span text:style-name="T30">Moral Accountability Gap</text:span><text:span text:style-name="T34">; b) </text:span><text:span text:style-name="T53">explain </text:span><text:span text:style-name="T55">the </text:span><text:span text:style-name="T53">Public Accountability Gap</text:span><text:span text:style-name="T34">; </text:span><text:span text:style-name="T41">c) </text:span><text:span text:style-name="T53">explain </text:span><text:span text:style-name="T41">Meaningful Human Control (MHC); </text:span><text:span text:style-name="T30">answers are </text:span><text:span text:style-name="T28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6">T</text:span><text:span text:style-name="T10">he a</text:span>ccount provide<text:span text:style-name="T10">s</text:span> complete information; <text:span text:style-name="T10">statements are complete, logical </text:span><text:span text:style-name="T25">and well-formed</text:span></text:p>
                </table:table-cell>
                <table:table-cell table:style-name="Table1.A1" office:value-type="string">
                  <text:p text:style-name="P13"><text:span text:style-name="T27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8-05T16:28:57.526172195</dc:date>
    <meta:editing-duration>PT4H51M34S</meta:editing-duration>
    <meta:editing-cycles>86</meta:editing-cycles>
    <meta:generator>LibreOffice/7.3.7.2$Linux_X86_64 LibreOffice_project/30$Build-2</meta:generator>
    <meta:document-statistic meta:table-count="1" meta:image-count="1" meta:object-count="0" meta:page-count="1" meta:paragraph-count="28" meta:word-count="224" meta:character-count="1450" meta:non-whitespace-character-count="1245"/>
  </office:meta>
</office:document-meta>
</file>